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outline1" style:list-style-name="L3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hyphenate="false" loext:hyphenation-no-caps="false"/>
    </style:style>
    <style:style style:name="P4" style:family="paragraph">
      <style:paragraph-properties style:writing-mode="lr-tb"/>
      <style:text-properties fo:hyphenate="false" loext:hyphenation-no-caps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1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ESE3005: Embedded Systems Architecture II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Welcome!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Course Expectations</text:p>
          </draw:text-box>
        </draw:frame>
        <draw:frame presentation:style-name="pr5" draw:text-style-name="P1" draw:layer="layout" svg:width="25.199cm" svg:height="9.134cm" svg:x="1.2cm" svg:y="3.6cm" presentation:class="outline" presentation:user-transformed="true">
          <draw:text-box>
            <text:list text:style-name="L2">
              <text:list-item>
                <text:p>You have Ubuntu 16.04LTS/18.04LTS/20.04LTS running on a desktop or laptop machine (“host machine”)</text:p>
              </text:list-item>
              <text:list-item>
                <text:p>You have a Beaglebone Black or variant (you need access to one at least 3 days per week)</text:p>
                <text:list>
                  <text:list-item>
                    <text:p>Recommended that you get your own, depending on your group situation (if you meet just once per week, then you should get your own!)</text:p>
                  </text:list-item>
                </text:list>
              </text:list-item>
              <text:list-item>
                <text:p>You are willing to purchase some hardware for this class:</text:p>
                <text:list>
                  <text:list-item>
                    <text:p>A separate touch screen, a bluetooth module, miscellaneous electronic hardware components</text:p>
                  </text:list-item>
                </text:list>
              </text:list-item>
              <text:list-item>
                <text:p>Familiarity with Git, and have a personal account with github.com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Textbooks for this Class</text:p>
          </draw:text-box>
        </draw:frame>
        <draw:frame presentation:style-name="pr6" draw:text-style-name="P4" draw:layer="layout" svg:width="25.199cm" svg:height="9.134cm" svg:x="1.4cm" svg:y="3.685cm" presentation:class="outline">
          <draw:text-box>
            <text:list text:style-name="L3">
              <text:list-item>
                <text:p text:style-name="P3"><text:span text:style-name="T1">Exploring Beaglebone</text:span>, 2<text:span text:style-name="T2">nd</text:span> Edition</text:p>
                <text:list>
                  <text:list-item>
                    <text:p text:style-name="P3">Derek Molloy (soft cover recommended)</text:p>
                  </text:list-item>
                </text:list>
              </text:list-item>
              <text:list-item>
                <text:p text:style-name="P3"><text:span text:style-name="T1">Embedded Linux Systems with the Yocto Project</text:span></text:p>
                <text:list>
                  <text:list-item>
                    <text:p text:style-name="P3">Rudolf J. Streif</text:p>
                  </text:list-item>
                </text:list>
              </text:list-item>
              <text:list-item>
                <text:p text:style-name="P3">Yocto Mega Manual: https://www.yoctoproject.org/docs/3.1.2/mega-manual/mega-manual.html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Suppliers for Electronic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Elmwood electronics</text:p>
              </text:list-item>
              <text:list-item>
                <text:p>Digikey.ca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Good to have</text:p>
          </draw:text-box>
        </draw:frame>
        <draw:frame presentation:style-name="pr5" draw:text-style-name="P1" draw:layer="layout" svg:width="25.199cm" svg:height="9.134cm" svg:x="1.4cm" svg:y="3.785cm" presentation:class="outline" presentation:user-transformed="true">
          <draw:text-box>
            <text:list text:style-name="L2">
              <text:list-item>
                <text:p>3x micro-SD card (get a good brand, 8-64Gb, Class 10 or greater)</text:p>
                <text:list>
                  <text:list-item>
                    <text:p>1 for the latest Debian image</text:p>
                  </text:list-item>
                  <text:list-item>
                    <text:p>1 for your own Yocto builds</text:p>
                  </text:list-item>
                  <text:list-item>
                    <text:p>1 as a mass storage “external flash” for Beaglebone</text:p>
                  </text:list-item>
                </text:list>
              </text:list-item>
              <text:list-item>
                <text:p>Micro-SD card adapt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6T10:30:01.571615499</meta:creation-date>
    <dc:date>2020-09-16T11:44:00.697914072</dc:date>
    <meta:editing-duration>PT45M25S</meta:editing-duration>
    <meta:editing-cycles>7</meta:editing-cycles>
    <meta:generator>LibreOffice/6.4.5.2$Linux_X86_64 LibreOffice_project/40$Build-2</meta:generator>
    <meta:document-statistic meta:object-count="41"/>
  </office:meta>
</office:document-meta>
</file>